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OpenSymbol" svg:font-family="OpenSymbol" style:font-family-generic="system"/>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style:style style:name="P1" style:parent-style-name="Heading1" style:master-page-name="MP0" style:family="paragraph">
      <style:paragraph-properties fo:break-before="page" fo:text-align="center"/>
      <style:text-properties fo:language="it" fo:country="IT"/>
    </style:style>
    <style:style style:name="P2" style:parent-style-name="Textbody" style:family="paragraph">
      <style:paragraph-properties fo:text-align="center"/>
      <style:text-properties fo:language="it" fo:country="IT"/>
    </style:style>
    <style:style style:name="P3" style:parent-style-name="Textbody" style:family="paragraph"/>
    <style:style style:name="T4" style:parent-style-name="Car.predefinitoparagrafo" style:family="text">
      <style:text-properties fo:language="it" fo:country="IT"/>
    </style:style>
    <style:style style:name="T5" style:parent-style-name="Car.predefinitoparagrafo" style:family="text">
      <style:text-properties fo:background-color="#C0C0C0" fo:language="it" fo:country="IT"/>
    </style:style>
    <style:style style:name="T6" style:parent-style-name="Car.predefinitoparagrafo" style:family="text">
      <style:text-properties fo:language="it" fo:country="IT"/>
    </style:style>
    <style:style style:name="T7" style:parent-style-name="Car.predefinitoparagrafo" style:family="text">
      <style:text-properties fo:background-color="#C0C0C0" fo:language="it" fo:country="IT"/>
    </style:style>
    <style:style style:name="T8" style:parent-style-name="Car.predefinitoparagrafo" style:family="text">
      <style:text-properties fo:language="it" fo:country="IT"/>
    </style:style>
    <style:style style:name="T9" style:parent-style-name="Car.predefinitoparagrafo" style:family="text">
      <style:text-properties fo:background-color="#C0C0C0" fo:language="it" fo:country="IT"/>
    </style:style>
    <style:style style:name="T10" style:parent-style-name="Car.predefinitoparagrafo" style:family="text">
      <style:text-properties fo:language="it" fo:country="IT"/>
    </style:style>
    <style:style style:name="T11" style:parent-style-name="Car.predefinitoparagrafo" style:family="text">
      <style:text-properties fo:background-color="#C0C0C0" fo:language="it" fo:country="IT"/>
    </style:style>
    <style:style style:name="T12" style:parent-style-name="Car.predefinitoparagrafo" style:family="text">
      <style:text-properties fo:language="it" fo:country="IT"/>
    </style:style>
    <style:style style:name="T13" style:parent-style-name="Car.predefinitoparagrafo" style:family="text">
      <style:text-properties fo:language="it" fo:country="IT"/>
    </style:style>
    <style:style style:name="P14" style:parent-style-name="Textbody" style:family="paragraph"/>
    <style:style style:name="T15" style:parent-style-name="Car.predefinitoparagrafo" style:family="text">
      <style:text-properties fo:background-color="#C0C0C0" fo:language="it" fo:country="IT"/>
    </style:style>
    <style:style style:name="P16" style:parent-style-name="Textbody" style:family="paragraph">
      <style:text-properties fo:background-color="#C0C0C0" fo:language="it" fo:country="IT"/>
    </style:style>
    <style:style style:name="P17" style:parent-style-name="Textbody" style:family="paragraph">
      <style:text-properties fo:background-color="#C0C0C0" fo:language="it" fo:country="IT"/>
    </style:style>
    <style:style style:name="P18" style:parent-style-name="Textbody" style:family="paragraph">
      <style:text-properties fo:background-color="#C0C0C0" fo:language="it" fo:country="IT"/>
    </style:style>
    <style:style style:name="P19" style:parent-style-name="Textbody" style:family="paragraph">
      <style:text-properties fo:background-color="#C0C0C0" fo:language="it" fo:country="IT"/>
    </style:style>
    <style:style style:name="P20" style:parent-style-name="Textbody" style:family="paragraph">
      <style:text-properties fo:background-color="#C0C0C0" fo:language="it" fo:country="IT"/>
    </style:style>
    <style:style style:name="P21" style:parent-style-name="Textbody" style:family="paragraph">
      <style:text-properties fo:background-color="#C0C0C0" fo:language="it" fo:country="IT"/>
    </style:style>
    <style:style style:name="P22" style:parent-style-name="Textbody" style:family="paragraph">
      <style:text-properties fo:background-color="#C0C0C0" fo:language="it" fo:country="IT"/>
    </style:style>
    <style:style style:name="P23" style:parent-style-name="Textbody" style:family="paragraph"/>
    <style:style style:name="T24" style:parent-style-name="Car.predefinitoparagrafo" style:family="text">
      <style:text-properties fo:background-color="#C0C0C0" fo:language="it" fo:country="IT"/>
    </style:style>
    <style:style style:name="T25" style:parent-style-name="Car.predefinitoparagrafo" style:family="text">
      <style:text-properties fo:background-color="#C0C0C0" fo:language="it" fo:country="IT"/>
    </style:style>
    <style:style style:name="T26" style:parent-style-name="Car.predefinitoparagrafo" style:family="text">
      <style:text-properties fo:background-color="#C0C0C0" fo:language="it" fo:country="IT"/>
    </style:style>
    <style:style style:name="T27" style:parent-style-name="Car.predefinitoparagrafo" style:family="text">
      <style:text-properties fo:background-color="#C0C0C0" fo:language="it" fo:country="IT"/>
    </style:style>
    <style:style style:name="T28" style:parent-style-name="Car.predefinitoparagrafo" style:family="text">
      <style:text-properties fo:background-color="#00FFFF" fo:language="it" fo:country="IT"/>
    </style:style>
    <style:style style:name="T29" style:parent-style-name="Car.predefinitoparagrafo" style:family="text">
      <style:text-properties fo:background-color="#FFFF00" fo:language="it" fo:country="IT"/>
    </style:style>
    <style:style style:name="T30" style:parent-style-name="Car.predefinitoparagrafo" style:family="text">
      <style:text-properties fo:background-color="#FFFF00" fo:language="it" fo:country="IT"/>
    </style:style>
    <style:style style:name="P31" style:parent-style-name="Textbody" style:family="paragraph">
      <style:text-properties fo:background-color="#C0C0C0" fo:language="it" fo:country="IT"/>
    </style:style>
    <style:style style:name="P32" style:parent-style-name="Textbody" style:family="paragraph">
      <style:text-properties fo:language="it" fo:country="IT"/>
    </style:style>
    <style:style style:name="P33" style:parent-style-name="Textbody" style:family="paragraph">
      <style:text-properties fo:background-color="#00FFFF" fo:language="it" fo:country="IT"/>
    </style:style>
    <style:style style:name="P34" style:parent-style-name="Textbody" style:family="paragraph">
      <style:text-properties fo:background-color="#C0C0C0" fo:language="it" fo:country="IT"/>
    </style:style>
    <style:style style:name="P35" style:parent-style-name="Textbody" style:family="paragraph">
      <style:text-properties fo:background-color="#00FFFF" fo:language="it" fo:country="IT"/>
    </style:style>
    <style:style style:name="P36" style:parent-style-name="Textbody" style:family="paragraph"/>
    <style:style style:name="T37" style:parent-style-name="Car.predefinitoparagrafo" style:family="text">
      <style:text-properties fo:background-color="#FF0000" fo:language="it" fo:country="IT"/>
    </style:style>
    <style:style style:name="T38" style:parent-style-name="Car.predefinitoparagrafo" style:family="text">
      <style:text-properties fo:background-color="#FF0000" fo:language="it" fo:country="IT"/>
    </style:style>
    <style:style style:name="T39" style:parent-style-name="Car.predefinitoparagrafo" style:family="text">
      <style:text-properties fo:background-color="#FF0000" fo:language="it" fo:country="IT"/>
    </style:style>
    <style:style style:name="T40" style:parent-style-name="Car.predefinitoparagrafo" style:family="text">
      <style:text-properties fo:background-color="#FF0000" fo:language="it" fo:country="IT"/>
    </style:style>
    <style:style style:name="T41" style:parent-style-name="Car.predefinitoparagrafo" style:family="text">
      <style:text-properties fo:background-color="#FF0000" fo:language="it" fo:country="IT"/>
    </style:style>
    <style:style style:name="P42" style:parent-style-name="Textbody" style:family="paragraph">
      <style:text-properties fo:background-color="#FFFF00" fo:language="it" fo:country="IT"/>
    </style:style>
    <style:style style:name="P43" style:parent-style-name="Textbody" style:family="paragraph">
      <style:text-properties fo:language="it" fo:country="IT"/>
    </style:style>
    <style:style style:name="P44" style:parent-style-name="Textbody" style:family="paragraph">
      <style:text-properties fo:language="it" fo:country="IT"/>
    </style:style>
    <style:style style:name="P45" style:parent-style-name="Paragrafoelenco" style:family="paragraph">
      <style:text-properties fo:language="it" fo:country="IT"/>
    </style:style>
    <style:style style:name="P46" style:parent-style-name="Textbody" style:family="paragraph">
      <style:paragraph-properties fo:border-top="none" fo:border-left="none" fo:border-bottom="0.0208in solid #000000" fo:border-right="none" fo:padding-top="0in" fo:padding-left="0in" fo:padding-bottom="0.0138in" fo:padding-right="0in" style:shadow="none"/>
      <style:text-properties fo:language="it" fo:country="IT"/>
    </style:style>
    <style:style style:name="P47" style:parent-style-name="Textbody" style:family="paragraph">
      <style:text-properties fo:language="it" fo:country="IT"/>
    </style:style>
    <style:style style:name="P48" style:parent-style-name="Titolo1" style:family="paragraph">
      <style:text-properties fo:language="it" fo:country="IT"/>
    </style:style>
    <style:style style:name="P49" style:parent-style-name="Normale" style:family="paragraph">
      <style:text-properties fo:language="it" fo:country="IT"/>
    </style:style>
    <style:style style:name="P50" style:parent-style-name="Paragrafoelenco" style:family="paragraph">
      <style:paragraph-properties fo:margin-left="0in">
        <style:tab-stops/>
      </style:paragraph-properties>
      <style:text-properties fo:language="it" fo:country="IT"/>
    </style:style>
    <style:style style:name="P51" style:parent-style-name="Paragrafoelenco" style:family="paragraph">
      <style:paragraph-properties fo:margin-left="0in">
        <style:tab-stops/>
      </style:paragraph-properties>
      <style:text-properties fo:language="it" fo:country="IT"/>
    </style:style>
    <style:style style:name="P52" style:parent-style-name="Paragrafoelenco" style:family="paragraph">
      <style:paragraph-properties fo:margin-left="0in">
        <style:tab-stops/>
      </style:paragraph-properties>
      <style:text-properties fo:language="it" fo:country="IT"/>
    </style:style>
    <style:style style:name="P53" style:parent-style-name="Paragrafoelenco" style:family="paragraph">
      <style:paragraph-properties fo:margin-left="0in">
        <style:tab-stops/>
      </style:paragraph-properties>
      <style:text-properties fo:language="it" fo:country="IT"/>
    </style:style>
    <style:style style:name="P54" style:parent-style-name="Normale" style:family="paragraph">
      <style:text-properties fo:language="it" fo:country="IT"/>
    </style:style>
    <style:style style:name="P55" style:parent-style-name="Normale" style:family="paragraph">
      <style:text-properties fo:language="it" fo:country="IT"/>
    </style:style>
    <style:style style:name="P56" style:parent-style-name="Textbody" style:family="paragraph">
      <style:text-properties fo:language="it" fo:country="IT"/>
    </style:style>
  </office:automatic-styles>
  <office:body>
    <office:text text:use-soft-page-breaks="true">
      <text:p text:style-name="P1">Cose da Fare</text:p>
      <text:p text:style-name="P2"/>
      <text:list text:style-name="LFO1" text:continue-numbering="true">
        <text:list-item>
          <text:p text:style-name="P3"><text:span text:style-name="T4">Sistemare I connection Manager di<text:s/></text:span><text:span text:style-name="T5">Relay Session Manager</text:span><text:span text:style-name="T6">,<text:s/></text:span><text:span text:style-name="T7">Proxy</text:span><text:span text:style-name="T8">;<text:s/></text:span><text:span text:style-name="T9">Server Session Manager</text:span><text:span text:style-name="T10">,<text:s/></text:span><text:span text:style-name="T11">client Session Manager</text:span><text:span text:style-name="T12"><text:s/>e vedi se farlo anche con <text:s/>Streaming Server, il quale, però non</text:span><text:span text:style-name="T13"><text:s/>riceve direttamente i messaggi di handoff del buffer ( riceve solo start tx e stop tx).</text:span></text:p>
        </text:list-item>
        <text:list-item>
          <text:p text:style-name="P14"><text:span text:style-name="T15">Uniformare i parametri con quelli nuovi introdotti da pire. Classi RElay Session Manager; Proxy, Client Session Manager, Server Session Manager.</text:span></text:p>
        </text:list-item>
        <text:list-item>
          <text:p text:style-name="P16">Sistemare le strutture<text:s/>dati all'interno della classe SessionManager per tenere traccia che se il nodo è di tipo BigBoss esistono , oltre ai client, I relay secondari.</text:p>
        </text:list-item>
        <text:list-item>
          <text:p text:style-name="P17"/>
        </text:list-item>
        <text:list-item>
          <text:p text:style-name="P18">Sistemare il codice <text:s/>perchè, all'arrivo di un election done tenga traccia in merito alle informazioni aggiuntive (soprattutto in merito all'indirizzo di chi erogava il flusso al vecchio relay, e informi i proxy di conseguenza. Ricordati che al session manager non arriva direttamente l'election done, ma l'evento “NEW_RELAY”</text:p>
          <text:list text:continue-numbering="true">
            <text:list-item>
              <text:p text:style-name="P19">In particolare sembra che a gestire la ricezione si un RTPReceptionManager ( campo rtp reception Man che nel costruttore( parametri) non ha <text:s/>indirizzo di provenienza del flusso il parametro, ma setta nel metodo inti connection tale indirizzo come <text:s/>Parameters.ServerAddress. Forse quando riceverai<text:s/>il LEAVE da parte del proxy del vecchio big boss chiamare il metodo set Sender del normalReceiver all'interno dell'RTPReceptionManager ( stai sicuro che non funzionerà mai)...</text:p>
            </text:list-item>
          </text:list>
        </text:list-item>
        <text:list-item>
          <text:p text:style-name="P20">Di a valerio come creare un proxy con i campi aggiuntivi, come l'indirizzo del mittente, il compo che indica se si serve direttamente un client o un big boss, sia all'atto del vecchio request file, sia all'attodel nuovo ack ClientRequest</text:p>
        </text:list-item>
        <text:list-item>
          <text:p text:style-name="P21">Sistemare le porte di sessione all'interno del proxy: se parla con un altro proxy ( sia questo sia<text:s/>il client che questo sia il suo Streaming Server) deve usare come porte di sessione le porte di controllo (server cotrol port e client controlport) attraverso il metodo determinaPorteSessione.</text:p>
        </text:list-item>
        <text:list-item>
          <text:p text:style-name="P22">Sistema le funzioni di invio messaggi del proxy in base ai nuovi campi relativi agli indirizzi ed alle porte di sessione dello streaming server e del client</text:p>
        </text:list-item>
        <text:list-item>
          <text:p text:style-name="P23"><text:span text:style-name="T24">Fare sì che un proxy possa ricevere il <text:s/>messaggio di LEAVE da un altro proxy sulla sua porta di controllo e che cambi di conseguenza lo streaming server basandos</text:span><text:span text:style-name="T25">i sul parametro futureStreamingServer server iniettatogli dal session manager quando questo ha ricevuto il new_relay dall'election manager che indicava che il big boss al quale era collegato è cambiato. In questo caso fai attenzione anche a questo caso: un</text:span><text:span text:style-name="T26"><text:s/>relay secondario con dei flussi attivi viene eletto come nuovo big boss; prima i suoi proxy ricevevano i flussi da altri proxy e le di sessione verso il server erano pari alle porte di controllo dei proxy, ora devono diventare quella su cui è in ascolto i</text:span><text:span text:style-name="T27">l session manager del server. Dovrebbe bastare richiamare il metodo determinaPorteSessione perchè tutto vada a posto.</text:span><text:span text:style-name="T28"><text:s/></text:span><text:span text:style-name="T29">Condizione importante: ila porta dalla quale il big boss eroga lo streaming deve essere la stessa del server. Altrimenti dovrei recuperare</text:span><text:span text:style-name="T30"><text:s/>la porta di streaming del server, ma attualmente il messaggio non ne reca traccia</text:span></text:p>
        </text:list-item>
        <text:list-item>
          <text:p text:style-name="P31">Sistemare il codice del Proxy per la gestione dell'handoff di un relay secondario da parte del Big Boss: in particolare deve ridirigere tutti <text:s/>I proxy che erogano il flusso<text:s/>al relay secondario. I proxy del big boss riceveranno il messaggio di REDIRECT da parte dei nuovi proxy creati sul nuovo relay secondario, devono quindi chiamare il loro metodo startHandoff, per ridirigere il flusso sul nuovo relay.</text:p>
        </text:list-item>
      </text:list>
      <text:p text:style-name="P32"/>
      <text:p text:style-name="P33"/>
      <text:list text:style-name="LFO1" text:continue-numbering="true">
        <text:list-item>
          <text:p text:style-name="P34">Fare sì che I proxy sui <text:s/>relay secondari, all'atto della ricezione dell'election request ( l'election manager lancia l'evento ELECTION_REQUEST_RECEIVED ingrandiscano <text:s/>I buffer dei propry proxy</text:p>
        </text:list-item>
        <text:list-item>
          <text:p text:style-name="P35">I proxy rimpiccioliscono i buffer quando arriva loro il messaggio di LEAVE dal proxy sul vecchio relay</text:p>
        </text:list-item>
        <text:list-item>
          <text:p text:style-name="P36"><text:span text:style-name="T37">Sistema</text:span><text:span text:style-name="T38"><text:s/>indisieme a valerio</text:span><text:span text:style-name="T39"><text:s/>la parte di inoltro da parte del big boss della richiesta di invio file da parte di un client connesso ad un relay secondario e la relativa istanziazione del proxy quando arriva l'ack da parte del serve</text:span><text:span text:style-name="T40">r, nel particolare<text:s/></text:span><text:span text:style-name="T41">quando arriva un froward request file al big boss questo prende dal messaggio la porta di controllo in entrata del proxy sul relay secondario e setta il parametro clientStreamControlPort del proxy che lui ha creato per la sessione.</text:span></text:p>
        </text:list-item>
        <text:list-item>
          <text:p text:style-name="P42">Controlla tutto, che di certo manca qualcosa!</text:p>
        </text:list-item>
      </text:list>
      <text:p text:style-name="P43"/>
      <text:list text:style-name="LFO1" text:continue-numbering="true">
        <text:list-item>
          <text:p text:style-name="P44">Considera la possiblilità di uniformare la cosa con Il codice del server, cioè anche il sever dovrebbe avere le strutture (relay che serve- identificativo sessione) e ricevere il redirect arricchito dell'indicazione del vecchio relay. Ciò consentirebbe di avere un'architettura potenzialmente composta da più BigBoss, cosa non sfruttata al momento.</text:p>
        </text:list-item>
      </text:list>
      <text:p text:style-name="P45"/>
      <text:p text:style-name="P46"/>
      <text:p text:style-name="P47"/>
      <text:h text:style-name="P48" text:outline-level="1">Codice di test:</text:h>
      <text:p text:style-name="P49"/>
      <text:list text:style-name="LFO2" text:continue-numbering="true">
        <text:list-item>
          <text:p text:style-name="P50">Inserire nel SessionManager un metodo che permette di forzare l’inserimento di sessioni nella struttura dati Session</text:p>
        </text:list-item>
        <text:list-item>
          <text:p text:style-name="P51">Estendere la classe Proxy con una classe Dummy che non abbia al suo interno lo streaming rtp</text:p>
        </text:list-item>
        <text:list-item>
          <text:p text:style-name="P52">Simulare lo straming RTP con due processi che inviano e ricevono byte che inseriscono nel buffer? ( devi quardare se il buffer va bene)</text:p>
        </text:list-item>
        <text:list-item>
          <text:p text:style-name="P53">Estendere la classe ElectionManager con una classe dummy chesi limita ad inviare al SessionManager gli eventi sotto forma di Stringa.</text:p>
        </text:list-item>
      </text:list>
      <text:p text:style-name="P54"/>
      <text:p text:style-name="P55"/>
      <text:p text:style-name="P5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OpenSymbol" svg:font-family="OpenSymbol"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No9 L"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it" style:country-asian="IT"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3333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mbria" style:font-name-asian="Times New Roman" style:font-name-complex="Times New Roman" fo:font-weight="bold" style:font-weight-asian="bold" style:font-weight-complex="bold" fo:color="#365F91"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Marco</dc:creator>
    <meta:creation-date>2010-01-26T10:51:00Z</meta:creation-date>
    <dc:date>2010-02-07T15:42:00Z</dc:date>
    <meta:template xlink:href="Normal" xlink:type="simple"/>
    <meta:editing-cycles>51</meta:editing-cycles>
    <meta:editing-duration>PT81540S</meta:editing-duration>
    <meta:document-statistic meta:page-count="2" meta:paragraph-count="10" meta:word-count="771" meta:character-count="5161" meta:row-count="36" meta:non-whitespace-character-count="4400"/>
  </office:meta>
</office:document-meta>
</file>